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bf0041"/>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9.14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5.19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01">
          <table:table-cell table:number-columns-repeated="1024"/>
        </table:table-row>
        <table:table-row table:style-name="ro5">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1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5">00/00/0000</text:date>, <text:time style:data-style-name="N2" text:time-value="10:00:22.2113054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3-05T14:14:27.987147913</dc:date>
    <meta:editing-duration>P102DT13H33M20S</meta:editing-duration>
    <meta:editing-cycles>4529</meta:editing-cycles>
    <meta:generator>LibreOffice/6.4.7.2$Linux_X86_64 LibreOffice_project/40$Build-2</meta:generator>
    <meta:document-statistic meta:table-count="3" meta:cell-count="710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